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1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4pt" style:font-size-asian="14pt" style:font-size-complex="14pt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4926965386689904164" text:style-name="L1">
        <text:list-item>
          <text:list>
            <text:list-header>
              <text:p text:style-name="P20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19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5"><text:soft-page-break/><text:span text:style-name="T2">Sat 8/12/2017</text:span> 8.5 miles</text:p>
      <text:p text:style-name="P16">Jim Fitch and I ran and walked 8.5 miles on <text:s/>hilly roads and averaged about 12:30/mile.</text:p>
      <text:p text:style-name="P16">The sum of all the elevation gains was about 1000 ft as measured by Google Earth. <text:s/>We ran the 2 long downhills (each about 2 miles) and alternated walking and running ¼ miles on the 2 long uphills (each about 2 miles). </text:p>
      <text:p text:style-name="P16"/>
      <text:p text:style-name="P16">Sun 8/13/2017 <text:span text:style-name="T1">3.3 miles</text:span></text:p>
      <text:p text:style-name="P16">I ran 3 miles on hilly roads and grass and averaged 10:10/mile. Then I walked ¼ mile.</text:p>
      <text:p text:style-name="P16"/>
      <text:p text:style-name="P16">Mon 8/14/2017 <text:span text:style-name="T1">4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6"/>
      <text:p text:style-name="P15">Tues 8/15/2017 18 miles - a training run for the marathon</text:p>
      <text:p text:style-name="P16">I ran 3 times a 6 mile slightly hilly course with a 40 second stop at my house at the end of 6 miles and again at the end of 12 miles. <text:s/>The miles splits were:</text:p>
      <text:p text:style-name="P16">1<text:span text:style-name="T3">st</text:span> <text:s/>6 miles: <text:tab/>10:16, 9:38, 9:51, 9:46, 9:33, 9:15 <text:tab/>Average = <text:s/>9:43</text:p>
      <text:p text:style-name="P16">2<text:span text:style-name="T3">nd</text:span> 6 miles: <text:tab/>10:11, 9:52, 9:27, 9:19, 9:07, 8:55 <text:tab/>Average = <text:s/>9:28</text:p>
      <text:p text:style-name="P16">3<text:span text:style-name="T3">rd</text:span> 6 miles:<text:tab/><text:tab/>10:00, 9:50, 9:54, 10:07, 9:55, 9:27<text:tab/>Average = <text:s/>9:52</text:p>
      <text:p text:style-name="P16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6"/>
      <text:p text:style-name="P16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6"/>
      <text:p text:style-name="P16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5"/>
      <text:p text:style-name="P16">Wed 8/16/2017 <text:span text:style-name="T1">3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6"/>
      <text:p text:style-name="P16">Thurs 8/17/2017 <text:span text:style-name="T1">4 miles</text:span></text:p>
      <text:p text:style-name="P16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6"/>
      <text:p text:style-name="P16">Fri 8/18/2017 <text:span text:style-name="T1">1 mile</text:span></text:p>
      <text:p text:style-name="P16">I ran ½ mile to the Wise Center. <text:s/>Then I did about 24 exercises using weight machines. On most machines I did one set. <text:s/>On a few for my legs I did two sets. I ran ½ mile home.</text:p>
      <text:p text:style-name="P16"/>
      <text:list xml:id="list3954249574930245156" text:style-name="L2">
        <text:list-item>
          <text:list>
            <text:list-header>
              <text:p text:style-name="P21">41.8 miles in the last week </text:p>
              <text:p text:style-name="P21"/>
            </text:list-header>
          </text:list>
        </text:list-item>
      </text:list>
      <text:p text:style-name="P15"/>
      <text:p text:style-name="P15"/>
      <text:p text:style-name="P17"><text:soft-page-break/><text:span text:style-name="T2">Sat 8/19/2017 </text:span>4.5 miles </text:p>
      <text:p text:style-name="P18">I ran on the high school track. <text:s/>First I ran 2 miles. Splits: 9:21, (4:16+3:56) = 8:10</text:p>
      <text:p text:style-name="P18">Then I ran 4 x 300 meters with a 500 meter jog before each run. <text:s/>The jogs were in about 3:55 and the runs were 1:18, 1:17, 1:15 and 1:13. The time of 1:13 for 300 meters is about 6:31/mile pace. <text:s/>I warmed down with a ½ mile in 5:37. <text:s/></text:p>
      <text:p text:style-name="P18"/>
      <text:p text:style-name="P18">Sun 8/20/2017 <text:span text:style-name="T1">3 miles</text:span> <text:span text:style-name="T1">– Resting for the Gettysburg Alumni Race next Saturday</text:span></text:p>
      <text:p text:style-name="P18">I ran 3 miles on hilly roads and grass and averaged 9:35/mile. <text:s/>It was 83 degrees.</text:p>
      <text:p text:style-name="P18"/>
      <text:p text:style-name="P18">Mon 8/21/2017 <text:span text:style-name="T1">5 miles </text:span></text:p>
      <text:p text:style-name="P18">It was 84 degrees and I had a nice 5 mile run on hilly roads and grass with Mark Ams.</text:p>
      <text:p text:style-name="P18"/>
      <text:p text:style-name="P18">Tues 8/22/2107 <text:span text:style-name="T1">2.5 miles </text:span></text:p>
      <text:p text:style-name="P18">I ran 2.5 miles on hilly roads and grass and averaged 9:14/mile. <text:s/>I am taking it easy because I will be running the alumni race on Saturday at Gettysburg College.</text:p>
      <text:p text:style-name="P18"/>
      <text:p text:style-name="P18">Wed 8/23/2017 <text:span text:style-name="T1">3 miles</text:span></text:p>
      <text:p text:style-name="P18">I ran ½ mile to the Wise Center, road 2.8 miles on a stationary bike and ran ½ mile home.</text:p>
      <text:p text:style-name="P18"/>
      <text:p text:style-name="P18">Thur 8/24/2017 <text:span text:style-name="T1">no running <text:s text:c="5"/>The 5k alumni race is on Saturday.</text:span></text:p>
      <text:p text:style-name="P17"/>
      <text:p text:style-name="P18">Fri 8/25/2017 <text:s/><text:span text:style-name="T1">3 miles</text:span></text:p>
      <text:p text:style-name="P18">After driving to Gettysburg College I had a 3 mile run around the campus and surrounding area. </text:p>
      <text:p text:style-name="P18"/>
      <text:p text:style-name="P17">21 miles in the last week </text:p>
      <text:p text:style-name="P17"/>
      <text:p text:style-name="P12"/>
      <text:p text:style-name="P12"/>
      <text:p text:style-name="P12"/>
      <text:p text:style-name="P11"><text:soft-page-break/>Sat 8/26/2017 <text:s/><text:span text:style-name="T1">5.25 miles</text:span></text:p>
      <text:p text:style-name="P11">I ran in the 40<text:span text:style-name="T3">th</text:span> annual alumni 5K at Gettysburg College. <text:s/>Mile splits: 8:14, 8:14, 7:55. We had a great time at the dinner on Friday, 5K run and picnic.</text:p>
      <text:p text:style-name="P11"/>
      <text:p text:style-name="P11">Sun 8/27/2017 <text:span text:style-name="T1">3 miles</text:span></text:p>
      <text:p text:style-name="P11">Back in Meadville I jogged <text:s/>3 miles on hilly roads and grass.</text:p>
      <text:p text:style-name="P11"/>
      <text:p text:style-name="P11">Mon 8/28/2017 <text:span text:style-name="T1">3 miles</text:span></text:p>
      <text:p text:style-name="P11">I ran 1 mile to the Allegheny track, 1 mile on the track and 1 mile home for 3 miles in 30:05.</text:p>
      <text:p text:style-name="P11"/>
      <text:p text:style-name="P11">Tues 8/29/2017 <text:s/><text:span text:style-name="T1">20.5</text:span><text:span text:style-name="T1"> miles - a training run for the marathon</text:span></text:p>
      <text:p text:style-name="P11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11">1<text:span text:style-name="T3">st</text:span> <text:s/>6 miles: <text:tab/>10:35, 9:59, 9:57, 9:58, 9:47, 9:30 <text:tab/>Average = <text:s/>9:57</text:p>
      <text:p text:style-name="P11">2<text:span text:style-name="T3">nd</text:span> 6 miles: <text:tab/>10:37, 9:57, 9:57, 9:53, 9:45, 8:29 <text:tab/>Average = <text:s/>9:56</text:p>
      <text:p text:style-name="P11">3<text:span text:style-name="T3">rd</text:span> 6 miles:<text:tab/>10:27, 9:41, 9:33, 9:15, 8:57, 8:50<text:tab/>Average = <text:s/>9:27</text:p>
      <text:p text:style-name="P11">The last 2 miles:<text:tab/> <text:s/>8:59, 9:18<text:tab/><text:tab/></text:p>
      <text:p text:style-name="P11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11"/>
      <text:p text:style-name="P12">Now I will start resting for the Erie Marathon in 12 days.</text:p>
      <text:p text:style-name="P12"/>
      <text:p text:style-name="P12"><text:span text:style-name="T2">Wed 8/30/2017</text:span> 4.25 miles</text:p>
      <text:p text:style-name="P11">I walked and ran 4 miles on hilly roads. <text:s/>I walked ¼ mile, ran ¼ mile and repeated until I reached 4 miles. The average pace was 12:50/mi. <text:s/>I warmed down with a ¼ mile walk. </text:p>
      <text:p text:style-name="P11"/>
      <text:p text:style-name="P11">Thur 8/31/2017 <text:span text:style-name="T1">5 miles </text:span></text:p>
      <text:p text:style-name="P11">I had a nice 5 mile run on hilly roads and grass with Mark Ams.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8-31T22:04:24.37</dc:date>
    <dc:creator>James Lombardi</dc:creator>
    <meta:editing-duration>PT20H28M33S</meta:editing-duration>
    <meta:editing-cycles>118</meta:editing-cycles>
    <meta:generator>OpenOffice/4.1.2$Win32 OpenOffice.org_project/412m3$Build-9782</meta:generator>
    <meta:document-statistic meta:table-count="0" meta:image-count="0" meta:object-count="0" meta:page-count="8" meta:paragraph-count="147" meta:word-count="3115" meta:character-count="15808"/>
  </office:meta>
</office:document-meta>
</file>